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Preformatted_20_Text">
      <style:paragraph-properties fo:margin-top="0in" fo:margin-bottom="0.1965in" loext:contextual-spacing="false"/>
    </style:style>
    <style:style style:name="P18" style:family="paragraph" style:parent-style-name="Preformatted_20_Text">
      <style:paragraph-properties fo:margin-top="0in" fo:margin-bottom="0.1965in" loext:contextual-spacing="false"/>
      <style:text-properties officeooo:rsid="0017d404" officeooo:paragraph-rsid="0017d404"/>
    </style:style>
    <style:style style:name="P19"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20" style:family="paragraph" style:parent-style-name="Preformatted_20_Text">
      <style:text-properties officeooo:rsid="0017957d" officeooo:paragraph-rsid="0017957d"/>
    </style:style>
    <style:style style:name="P21" style:family="paragraph" style:parent-style-name="Heading_20_2">
      <style:text-properties officeooo:rsid="0012dcd0" officeooo:paragraph-rsid="0012dcd0"/>
    </style:style>
    <style:style style:name="P22" style:family="paragraph" style:parent-style-name="Table_20_Contents">
      <style:text-properties officeooo:rsid="00146f50" officeooo:paragraph-rsid="00146f50"/>
    </style:style>
    <style:style style:name="P23" style:family="paragraph" style:parent-style-name="Table_20_Contents">
      <style:text-properties officeooo:rsid="0012dcd0" officeooo:paragraph-rsid="0012dcd0"/>
    </style:style>
    <style:style style:name="P24" style:family="paragraph" style:parent-style-name="Text_20_body" style:list-style-name="L6"/>
    <style:style style:name="P25" style:family="paragraph" style:parent-style-name="Text_20_body">
      <style:text-properties officeooo:rsid="00146f50" officeooo:paragraph-rsid="00146f50"/>
    </style:style>
    <style:style style:name="P26" style:family="paragraph" style:parent-style-name="Text_20_body" style:list-style-name="L8">
      <style:text-properties officeooo:rsid="0012dcd0" officeooo:paragraph-rsid="0012dcd0"/>
    </style:style>
    <style:style style:name="P27" style:family="paragraph" style:parent-style-name="Text_20_body" style:list-style-name="L8"/>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3869293999360">
          <table:table-cell table:style-name="Table1.A1" table:number-columns-spanned="2" office:value-type="string">
            <text:p text:style-name="P1">Linux tools</text:p>
          </table:table-cell>
          <table:covered-table-cell/>
        </table:table-row>
        <table:table-row table:style-name="TableLine93869294188736">
          <table:table-cell table:style-name="Table1.A2" office:value-type="string">
            <text:p text:style-name="P1">Iptables</text:p>
          </table:table-cell>
          <table:table-cell table:style-name="Table1.B2" office:value-type="string">
            <text:p text:style-name="Table_20_Contents"/>
          </table:table-cell>
        </table:table-row>
        <table:table-row table:style-name="TableLine93869294190064">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3869294190704">
          <table:table-cell table:style-name="Table1.A2" office:value-type="string">
            <text:p text:style-name="P1">Wireshark</text:p>
          </table:table-cell>
          <table:table-cell table:style-name="Table1.B2" office:value-type="string">
            <text:p text:style-name="Table_20_Contents"/>
          </table:table-cell>
        </table:table-row>
        <table:table-row table:style-name="TableLine93869294191504">
          <table:table-cell table:style-name="Table1.A2" office:value-type="string">
            <text:p text:style-name="P1">Dig</text:p>
          </table:table-cell>
          <table:table-cell table:style-name="Table1.B2" office:value-type="string">
            <text:p text:style-name="Table_20_Contents"/>
          </table:table-cell>
        </table:table-row>
        <table:table-row table:style-name="TableLine93869294192304">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17"><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2343277655" text:style-name="L1">
              <text:list-item>
                <text:p text:style-name="P29"><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3721390563" text:style-name="L2">
              <text:list-item>
                <text:p text:style-name="P30"><text:span text:style-name="Strong_20_Emphasis">NF:</text:span> NF command keeps a count of the number of fields within the current input record. </text:p>
              </text:list-item>
            </text:list>
            <text:list xml:id="list774338617" text:style-name="L3">
              <text:list-item>
                <text:p text:style-name="P31"><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835706927" text:style-name="L4">
              <text:list-item>
                <text:p text:style-name="P32"><text:span text:style-name="Strong_20_Emphasis">RS:</text:span> RS command stores the current record separator character. Since, by default, an input line is the input record, <text:soft-page-break/>the default record separator character is a newline. </text:p>
              </text:list-item>
            </text:list>
            <text:list xml:id="list653315559" text:style-name="L5">
              <text:list-item>
                <text:p text:style-name="P33"><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3560736364" text:style-name="L6">
              <text:list-item>
                <text:p text:style-name="P24"><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20">/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17">}</text:p>
            <text:p text:style-name="P17"/>
            <text:p text:style-name="P18">#logrotate -d <text:span text:style-name="T6">/ path/ to / config_file</text:span></text:p>
            <text:p text:style-name="P19"><text:soft-page-break/></text:p>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25">The time parameter isn’t enough to set in this example. We will utilize a condition to specify that the particular script should be executed on every month’s first Monday:</text:p>
            <text:p text:style-name="P28">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21"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28">* * * * * cd /home/linuxhint &amp;&amp; /bin/bash shell-testscript.sh &gt; /dev/null 2&gt;&amp;1</text:p>
            <text:p text:style-name="P10"/>
            <text:list xml:id="list1307534792" text:style-name="L8">
              <text:list-item>
                <text:p text:style-name="P26">The “<text:span text:style-name="Strong_20_Emphasis">&gt; /dev/null</text:span>” part of the command instructs cron to redirect the Standard Output (STDOUT) to /dev/null. </text:p>
              </text:list-item>
              <text:list-item>
                <text:p text:style-name="P27">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1-15T08:43:39.082897683</dc:date>
    <meta:editing-duration>PT12H9M54S</meta:editing-duration>
    <meta:editing-cycles>22</meta:editing-cycles>
    <meta:document-statistic meta:table-count="1" meta:image-count="0" meta:object-count="0" meta:page-count="3" meta:paragraph-count="65" meta:word-count="597" meta:character-count="3593" meta:non-whitespace-character-count="3034"/>
  </office:meta>
</office:document-meta>
</file>